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2b4c4" officeooo:paragraph-rsid="0002b4c4"/>
    </style:style>
    <style:style style:name="P2" style:family="paragraph" style:parent-style-name="Standard">
      <style:text-properties style:text-underline-style="none" fo:font-weight="normal" officeooo:rsid="000757ee" officeooo:paragraph-rsid="000757ee" style:font-weight-asian="normal" style:font-weight-complex="normal"/>
    </style:style>
    <style:style style:name="P3" style:family="paragraph" style:parent-style-name="Standard">
      <style:text-properties style:text-underline-style="none" fo:font-weight="normal" officeooo:rsid="000e17b6" officeooo:paragraph-rsid="000e17b6" style:font-weight-asian="normal" style:font-weight-complex="normal"/>
    </style:style>
    <style:style style:name="P4" style:family="paragraph" style:parent-style-name="Standard">
      <style:text-properties style:text-underline-style="none" fo:font-weight="normal" officeooo:rsid="0002b4c4" officeooo:paragraph-rsid="000ef856" style:font-weight-asian="normal" style:font-weight-complex="normal"/>
    </style:style>
    <style:style style:name="P5" style:family="paragraph" style:parent-style-name="Standard">
      <style:text-properties style:text-underline-style="none" fo:font-weight="normal" officeooo:rsid="000ef856" officeooo:paragraph-rsid="000ef856" style:font-weight-asian="normal" style:font-weight-complex="normal"/>
    </style:style>
    <style:style style:name="P6" style:family="paragraph" style:parent-style-name="Standard">
      <style:text-properties style:text-underline-style="none" fo:font-weight="normal" officeooo:rsid="003ab20a" officeooo:paragraph-rsid="003ab20a" style:font-weight-asian="normal" style:font-weight-complex="normal"/>
    </style:style>
    <style:style style:name="P7" style:family="paragraph" style:parent-style-name="Standard">
      <style:text-properties style:text-underline-style="none" fo:font-weight="normal" officeooo:rsid="003c1f8a" officeooo:paragraph-rsid="003c1f8a" style:font-weight-asian="normal" style:font-weight-complex="normal"/>
    </style:style>
    <style:style style:name="P8" style:family="paragraph" style:parent-style-name="Standard">
      <style:text-properties style:text-underline-style="none" fo:font-weight="normal" officeooo:rsid="006ca0ec" officeooo:paragraph-rsid="000d50cf" style:font-weight-asian="normal" style:font-weight-complex="normal"/>
    </style:style>
    <style:style style:name="P9" style:family="paragraph" style:parent-style-name="Standard">
      <style:text-properties style:text-underline-style="none" fo:font-weight="normal" officeooo:rsid="003f5d6b" officeooo:paragraph-rsid="003f5d6b" style:font-weight-asian="normal" style:font-weight-complex="normal"/>
    </style:style>
    <style:style style:name="P10" style:family="paragraph" style:parent-style-name="Standard">
      <style:text-properties style:text-underline-style="none" fo:font-weight="normal" officeooo:rsid="008739c6" officeooo:paragraph-rsid="008739c6" style:font-weight-asian="normal" style:font-weight-complex="normal"/>
    </style:style>
    <style:style style:name="P11" style:family="paragraph" style:parent-style-name="Standard">
      <style:text-properties style:text-underline-style="none" fo:font-weight="normal" officeooo:rsid="00d18007" officeooo:paragraph-rsid="00d18007" style:font-weight-asian="normal" style:font-weight-complex="normal"/>
    </style:style>
    <style:style style:name="P12" style:family="paragraph" style:parent-style-name="Standard">
      <style:text-properties officeooo:rsid="000933bf" officeooo:paragraph-rsid="000933bf"/>
    </style:style>
    <style:style style:name="P13" style:family="paragraph" style:parent-style-name="Standard" style:list-style-name="L1">
      <style:text-properties officeooo:rsid="0002b4c4" officeooo:paragraph-rsid="0002b4c4"/>
    </style:style>
    <style:style style:name="P14" style:family="paragraph" style:parent-style-name="Standard" style:list-style-name="L1">
      <style:text-properties officeooo:rsid="0002b4c4" officeooo:paragraph-rsid="000933bf"/>
    </style:style>
    <style:style style:name="P15" style:family="paragraph" style:parent-style-name="Standard" style:list-style-name="L1">
      <style:text-properties officeooo:rsid="0002b4c4" officeooo:paragraph-rsid="0006098d"/>
    </style:style>
    <style:style style:name="P16" style:family="paragraph" style:parent-style-name="Standard" style:list-style-name="L1">
      <style:text-properties officeooo:rsid="00050549" officeooo:paragraph-rsid="00050549"/>
    </style:style>
    <style:style style:name="P17" style:family="paragraph" style:parent-style-name="Standard" style:list-style-name="L1">
      <style:text-properties officeooo:rsid="0006098d" officeooo:paragraph-rsid="0006098d"/>
    </style:style>
    <style:style style:name="P18" style:family="paragraph" style:parent-style-name="Standard" style:list-style-name="L1">
      <style:text-properties officeooo:rsid="0041bf7c" officeooo:paragraph-rsid="0041bf7c"/>
    </style:style>
    <style:style style:name="P19" style:family="paragraph" style:parent-style-name="Standard" style:list-style-name="L1">
      <style:text-properties style:text-underline-style="none" fo:font-weight="normal" officeooo:rsid="000757ee" officeooo:paragraph-rsid="000757ee" style:font-weight-asian="normal" style:font-weight-complex="normal"/>
    </style:style>
    <style:style style:name="P20" style:family="paragraph" style:parent-style-name="Standard" style:list-style-name="L1">
      <style:text-properties style:text-underline-style="none" fo:font-weight="normal" officeooo:rsid="0024adad" officeooo:paragraph-rsid="0024adad" style:font-weight-asian="normal" style:font-weight-complex="normal"/>
    </style:style>
    <style:style style:name="P21" style:family="paragraph" style:parent-style-name="Standard" style:list-style-name="L1">
      <style:text-properties style:text-underline-style="none" fo:font-weight="normal" officeooo:rsid="000b2944" officeooo:paragraph-rsid="000b2944" style:font-weight-asian="normal" style:font-weight-complex="normal"/>
    </style:style>
    <style:style style:name="P22" style:family="paragraph" style:parent-style-name="Standard" style:list-style-name="L1">
      <style:text-properties style:text-underline-style="none" fo:font-weight="normal" officeooo:rsid="000d50cf" officeooo:paragraph-rsid="000d50cf" style:font-weight-asian="normal" style:font-weight-complex="normal"/>
    </style:style>
    <style:style style:name="P23" style:family="paragraph" style:parent-style-name="Standard" style:list-style-name="L1">
      <style:text-properties style:text-underline-style="none" fo:font-weight="normal" officeooo:rsid="0006098d" officeooo:paragraph-rsid="000d50cf" style:font-weight-asian="normal" style:font-weight-complex="normal"/>
    </style:style>
    <style:style style:name="P24" style:family="paragraph" style:parent-style-name="Standard" style:list-style-name="L1">
      <style:text-properties style:text-underline-style="none" fo:font-weight="normal" officeooo:rsid="0025efb9" officeooo:paragraph-rsid="00274b34" style:font-weight-asian="normal" style:font-weight-complex="normal"/>
    </style:style>
    <style:style style:name="P25" style:family="paragraph" style:parent-style-name="Standard" style:list-style-name="L2">
      <style:text-properties style:text-underline-style="none" fo:font-weight="normal" officeooo:rsid="000e17b6" officeooo:paragraph-rsid="000e17b6" style:font-weight-asian="normal" style:font-weight-complex="normal"/>
    </style:style>
    <style:style style:name="P26" style:family="paragraph" style:parent-style-name="Standard" style:list-style-name="L2">
      <style:text-properties style:text-underline-style="none" fo:font-weight="normal" officeooo:rsid="000e17b6" officeooo:paragraph-rsid="0016f3bf" style:font-weight-asian="normal" style:font-weight-complex="normal"/>
    </style:style>
    <style:style style:name="P27" style:family="paragraph" style:parent-style-name="Standard" style:list-style-name="L2">
      <style:text-properties style:text-underline-style="none" fo:font-weight="normal" officeooo:rsid="0013ccf5" officeooo:paragraph-rsid="0013ccf5" style:font-weight-asian="normal" style:font-weight-complex="normal"/>
    </style:style>
    <style:style style:name="P28" style:family="paragraph" style:parent-style-name="Standard" style:list-style-name="L2">
      <style:text-properties style:text-underline-style="none" fo:font-weight="normal" officeooo:rsid="00153c60" officeooo:paragraph-rsid="00153c60" style:font-weight-asian="normal" style:font-weight-complex="normal"/>
    </style:style>
    <style:style style:name="P29" style:family="paragraph" style:parent-style-name="Standard" style:list-style-name="L3">
      <style:text-properties style:text-underline-style="none" fo:font-weight="normal" officeooo:rsid="0002b4c4" officeooo:paragraph-rsid="000ef856" style:font-weight-asian="normal" style:font-weight-complex="normal"/>
    </style:style>
    <style:style style:name="P30" style:family="paragraph" style:parent-style-name="Standard" style:list-style-name="L4">
      <style:text-properties style:text-underline-style="none" fo:font-weight="normal" officeooo:rsid="00388a8c" officeooo:paragraph-rsid="00388a8c" style:font-weight-asian="normal" style:font-weight-complex="normal"/>
    </style:style>
    <style:style style:name="P31" style:family="paragraph" style:parent-style-name="Standard" style:list-style-name="L8">
      <style:text-properties style:text-underline-style="none" fo:font-weight="normal" officeooo:rsid="00388a8c" officeooo:paragraph-rsid="00d26805" style:font-weight-asian="normal" style:font-weight-complex="normal"/>
    </style:style>
    <style:style style:name="P32" style:family="paragraph" style:parent-style-name="Standard" style:list-style-name="L4">
      <style:text-properties style:text-underline-style="none" fo:font-weight="normal" officeooo:rsid="00394362" officeooo:paragraph-rsid="00394362" style:font-weight-asian="normal" style:font-weight-complex="normal"/>
    </style:style>
    <style:style style:name="P33" style:family="paragraph" style:parent-style-name="Standard" style:list-style-name="L4">
      <style:text-properties style:text-underline-style="none" fo:font-weight="normal" officeooo:rsid="003a9f31" officeooo:paragraph-rsid="003a9f31" style:font-weight-asian="normal" style:font-weight-complex="normal"/>
    </style:style>
    <style:style style:name="P34" style:family="paragraph" style:parent-style-name="Standard" style:list-style-name="L4">
      <style:text-properties style:text-underline-style="none" fo:font-weight="normal" officeooo:rsid="003ab20a" officeooo:paragraph-rsid="003ab20a" style:font-weight-asian="normal" style:font-weight-complex="normal"/>
    </style:style>
    <style:style style:name="P35" style:family="paragraph" style:parent-style-name="Standard" style:list-style-name="L4">
      <style:text-properties style:text-underline-style="none" fo:font-weight="normal" officeooo:rsid="003c1f8a" officeooo:paragraph-rsid="003c1f8a" style:font-weight-asian="normal" style:font-weight-complex="normal"/>
    </style:style>
    <style:style style:name="P36" style:family="paragraph" style:parent-style-name="Standard" style:list-style-name="L4">
      <style:text-properties style:text-underline-style="none" fo:font-weight="normal" officeooo:rsid="003db908" officeooo:paragraph-rsid="003db908" style:font-weight-asian="normal" style:font-weight-complex="normal"/>
    </style:style>
    <style:style style:name="P37" style:family="paragraph" style:parent-style-name="Standard" style:list-style-name="L4">
      <style:text-properties style:text-underline-style="none" fo:font-weight="normal" officeooo:rsid="003f5d6b" officeooo:paragraph-rsid="003f5d6b" style:font-weight-asian="normal" style:font-weight-complex="normal"/>
    </style:style>
    <style:style style:name="P38" style:family="paragraph" style:parent-style-name="Standard" style:list-style-name="L5">
      <style:text-properties style:text-underline-style="none" fo:font-weight="normal" officeooo:rsid="000ef856" officeooo:paragraph-rsid="001d3b18" style:font-weight-asian="normal" style:font-weight-complex="normal"/>
    </style:style>
    <style:style style:name="P39" style:family="paragraph" style:parent-style-name="Standard" style:list-style-name="L6">
      <style:text-properties style:text-underline-style="none" fo:font-weight="normal" officeooo:rsid="000ef856" officeooo:paragraph-rsid="007009f2" style:font-weight-asian="normal" style:font-weight-complex="normal"/>
    </style:style>
    <style:style style:name="P40" style:family="paragraph" style:parent-style-name="Standard" style:list-style-name="L6">
      <style:text-properties style:text-underline-style="none" fo:font-weight="normal" officeooo:rsid="00974ab4" officeooo:paragraph-rsid="00974ab4" style:font-weight-asian="normal" style:font-weight-complex="normal"/>
    </style:style>
    <style:style style:name="P41" style:family="paragraph" style:parent-style-name="Standard" style:list-style-name="L6">
      <style:text-properties style:text-underline-style="none" fo:font-weight="normal" officeooo:rsid="001d3b18" officeooo:paragraph-rsid="00306c79" style:font-weight-asian="normal" style:font-weight-complex="normal"/>
    </style:style>
    <style:style style:name="P42" style:family="paragraph" style:parent-style-name="Standard" style:list-style-name="L6">
      <style:text-properties style:text-underline-style="none" fo:font-weight="normal" officeooo:rsid="001d3b18" officeooo:paragraph-rsid="003146af" style:font-weight-asian="normal" style:font-weight-complex="normal"/>
    </style:style>
    <style:style style:name="P43" style:family="paragraph" style:parent-style-name="Standard" style:list-style-name="L6">
      <style:text-properties style:text-underline-style="none" fo:font-weight="normal" officeooo:rsid="001d3b18" officeooo:paragraph-rsid="00974ab4" style:font-weight-asian="normal" style:font-weight-complex="normal"/>
    </style:style>
    <style:style style:name="P44" style:family="paragraph" style:parent-style-name="Standard" style:list-style-name="L6">
      <style:text-properties style:text-underline-style="none" fo:font-weight="normal" officeooo:rsid="001d3b18" officeooo:paragraph-rsid="00322cf7" style:font-weight-asian="normal" style:font-weight-complex="normal"/>
    </style:style>
    <style:style style:name="P45" style:family="paragraph" style:parent-style-name="Standard" style:list-style-name="L6">
      <style:text-properties style:text-underline-style="none" fo:font-weight="normal" officeooo:rsid="009d974f" officeooo:paragraph-rsid="009d974f" style:font-weight-asian="normal" style:font-weight-complex="normal"/>
    </style:style>
    <style:style style:name="P46" style:family="paragraph" style:parent-style-name="Standard" style:list-style-name="L6">
      <style:text-properties style:text-underline-style="none" fo:font-weight="normal" officeooo:rsid="009eaaf8" officeooo:paragraph-rsid="009eaaf8" style:font-weight-asian="normal" style:font-weight-complex="normal"/>
    </style:style>
    <style:style style:name="P47" style:family="paragraph" style:parent-style-name="Standard" style:list-style-name="L6">
      <style:text-properties style:text-underline-style="none" fo:font-weight="normal" officeooo:rsid="00a3f106" officeooo:paragraph-rsid="00a3f106" style:font-weight-asian="normal" style:font-weight-complex="normal"/>
    </style:style>
    <style:style style:name="P48" style:family="paragraph" style:parent-style-name="Standard" style:list-style-name="L6">
      <style:text-properties style:text-underline-style="none" fo:font-weight="normal" officeooo:rsid="00a5c3c6" officeooo:paragraph-rsid="00a5c3c6" style:font-weight-asian="normal" style:font-weight-complex="normal"/>
    </style:style>
    <style:style style:name="P49" style:family="paragraph" style:parent-style-name="Standard" style:list-style-name="L6">
      <style:text-properties style:text-underline-style="none" fo:font-weight="normal" officeooo:rsid="00a6f241" officeooo:paragraph-rsid="00a6f241" style:font-weight-asian="normal" style:font-weight-complex="normal"/>
    </style:style>
    <style:style style:name="P50" style:family="paragraph" style:parent-style-name="Standard" style:list-style-name="L6">
      <style:text-properties style:text-underline-style="none" fo:font-weight="normal" officeooo:rsid="009c921e" officeooo:paragraph-rsid="009c921e" style:font-weight-asian="normal" style:font-weight-complex="normal"/>
    </style:style>
    <style:style style:name="P51" style:family="paragraph" style:parent-style-name="Standard" style:list-style-name="L6">
      <style:text-properties style:text-underline-style="none" fo:font-weight="normal" officeooo:rsid="006f5dd3" officeooo:paragraph-rsid="006f5dd3" style:font-weight-asian="normal" style:font-weight-complex="normal"/>
    </style:style>
    <style:style style:name="P52" style:family="paragraph" style:parent-style-name="Standard" style:list-style-name="L6">
      <style:text-properties style:text-underline-style="none" fo:font-weight="normal" officeooo:rsid="008ec001" officeooo:paragraph-rsid="008ec001" style:font-weight-asian="normal" style:font-weight-complex="normal"/>
    </style:style>
    <style:style style:name="P53" style:family="paragraph" style:parent-style-name="Standard" style:list-style-name="L6">
      <style:text-properties style:text-underline-style="none" fo:font-weight="normal" officeooo:rsid="00907d6a" officeooo:paragraph-rsid="00907d6a" style:font-weight-asian="normal" style:font-weight-complex="normal"/>
    </style:style>
    <style:style style:name="P54" style:family="paragraph" style:parent-style-name="Standard" style:list-style-name="L6">
      <style:text-properties style:text-underline-style="none" fo:font-weight="normal" officeooo:rsid="00949f2e" officeooo:paragraph-rsid="00949f2e" style:font-weight-asian="normal" style:font-weight-complex="normal"/>
    </style:style>
    <style:style style:name="P55" style:family="paragraph" style:parent-style-name="Standard" style:list-style-name="L6">
      <style:text-properties style:text-underline-style="none" fo:font-weight="normal" officeooo:rsid="006fcd97" officeooo:paragraph-rsid="006fcd97" style:font-weight-asian="normal" style:font-weight-complex="normal"/>
    </style:style>
    <style:style style:name="P56" style:family="paragraph" style:parent-style-name="Standard" style:list-style-name="L7">
      <style:text-properties style:text-underline-style="none" fo:font-weight="normal" officeooo:rsid="002cbdac" officeooo:paragraph-rsid="002da563" style:font-weight-asian="normal" style:font-weight-complex="normal"/>
    </style:style>
    <style:style style:name="P57" style:family="paragraph" style:parent-style-name="Standard" style:list-style-name="L7">
      <style:text-properties style:text-underline-style="none" fo:font-weight="normal" officeooo:rsid="0092baa6" officeooo:paragraph-rsid="0092baa6" style:font-weight-asian="normal" style:font-weight-complex="normal"/>
    </style:style>
    <style:style style:name="P58" style:family="paragraph" style:parent-style-name="Standard" style:list-style-name="L7">
      <style:text-properties style:text-underline-style="none" fo:font-weight="normal" officeooo:rsid="008d5ac7" officeooo:paragraph-rsid="008d5ac7" style:font-weight-asian="normal" style:font-weight-complex="normal"/>
    </style:style>
    <style:style style:name="P59" style:family="paragraph" style:parent-style-name="Standard" style:list-style-name="L7">
      <style:text-properties style:text-underline-style="none" fo:font-weight="normal" officeooo:rsid="007f14e8" officeooo:paragraph-rsid="007f14e8" style:font-weight-asian="normal" style:font-weight-complex="normal"/>
    </style:style>
    <style:style style:name="P60" style:family="paragraph" style:parent-style-name="Standard" style:list-style-name="L7">
      <style:text-properties style:text-underline-style="none" fo:font-weight="normal" officeooo:rsid="0083e648" officeooo:paragraph-rsid="0083e648" style:font-weight-asian="normal" style:font-weight-complex="normal"/>
    </style:style>
    <style:style style:name="P61" style:family="paragraph" style:parent-style-name="Standard" style:list-style-name="L7">
      <style:text-properties style:text-underline-style="none" fo:font-weight="normal" officeooo:rsid="00857cd6" officeooo:paragraph-rsid="00857cd6" style:font-weight-asian="normal" style:font-weight-complex="normal"/>
    </style:style>
    <style:style style:name="P62" style:family="paragraph" style:parent-style-name="Standard" style:list-style-name="L7">
      <style:text-properties style:text-underline-style="none" fo:font-weight="normal" officeooo:rsid="008739c6" officeooo:paragraph-rsid="008739c6" style:font-weight-asian="normal" style:font-weight-complex="normal"/>
    </style:style>
    <style:style style:name="P63" style:family="paragraph" style:parent-style-name="Standard" style:list-style-name="L7">
      <style:text-properties style:text-underline-style="none" fo:font-weight="normal" officeooo:rsid="0087add2" officeooo:paragraph-rsid="0087add2" style:font-weight-asian="normal" style:font-weight-complex="normal"/>
    </style:style>
    <style:style style:name="P64" style:family="paragraph" style:parent-style-name="Standard" style:list-style-name="L7">
      <style:text-properties style:text-underline-style="none" fo:font-weight="normal" officeooo:rsid="00887597" officeooo:paragraph-rsid="00887597" style:font-weight-asian="normal" style:font-weight-complex="normal"/>
    </style:style>
    <style:style style:name="P65" style:family="paragraph" style:parent-style-name="Standard">
      <style:text-properties style:text-underline-style="none" fo:font-weight="normal" officeooo:rsid="00887597" officeooo:paragraph-rsid="00887597" style:font-weight-asian="normal" style:font-weight-complex="normal"/>
    </style:style>
    <style:style style:name="P66" style:family="paragraph" style:parent-style-name="Standard" style:list-style-name="L7">
      <style:text-properties style:text-underline-style="none" fo:font-weight="normal" officeooo:rsid="000041f8" officeooo:paragraph-rsid="00d18007" style:font-weight-asian="normal" style:font-weight-complex="normal"/>
    </style:style>
    <style:style style:name="P67" style:family="paragraph" style:parent-style-name="Standard">
      <style:text-properties style:text-underline-style="none" fo:font-weight="normal" officeooo:rsid="000041f8" officeooo:paragraph-rsid="00d18007" style:font-weight-asian="normal" style:font-weight-complex="normal"/>
    </style:style>
    <style:style style:name="P68" style:family="paragraph" style:parent-style-name="Standard">
      <style:text-properties style:text-underline-style="none" fo:font-weight="normal" officeooo:rsid="00d26805" officeooo:paragraph-rsid="00d26805" style:font-weight-asian="normal" style:font-weight-complex="normal"/>
    </style:style>
    <style:style style:name="P69" style:family="paragraph" style:parent-style-name="Standard">
      <style:text-properties style:text-underline-style="none" fo:font-weight="normal" officeooo:rsid="001a6e91" officeooo:paragraph-rsid="00d26805" style:font-weight-asian="normal" style:font-weight-complex="normal"/>
    </style:style>
    <style:style style:name="P70" style:family="paragraph" style:parent-style-name="Standard" style:list-style-name="L8">
      <style:text-properties style:text-underline-style="none" fo:font-weight="normal" officeooo:rsid="001a6e91" officeooo:paragraph-rsid="00d26805" style:font-weight-asian="normal" style:font-weight-complex="normal"/>
    </style:style>
    <style:style style:name="P71" style:family="paragraph" style:parent-style-name="Standard">
      <style:text-properties style:text-underline-style="none" fo:font-weight="normal" officeooo:rsid="0024f6f9" officeooo:paragraph-rsid="00d26805" style:font-weight-asian="normal" style:font-weight-complex="normal"/>
    </style:style>
    <style:style style:name="P72" style:family="paragraph" style:parent-style-name="Standard">
      <style:text-properties style:text-underline-style="none" fo:font-weight="normal" officeooo:rsid="002886d4" officeooo:paragraph-rsid="00d26805" style:font-weight-asian="normal" style:font-weight-complex="normal"/>
    </style:style>
    <style:style style:name="P73" style:family="paragraph" style:parent-style-name="Standard">
      <style:text-properties style:text-underline-style="none" fo:font-weight="normal" officeooo:rsid="0026d64f" officeooo:paragraph-rsid="00d26805" style:font-weight-asian="normal" style:font-weight-complex="normal"/>
    </style:style>
    <style:style style:name="P74" style:family="paragraph" style:parent-style-name="Standard" style:list-style-name="L8">
      <style:text-properties style:text-underline-style="none" fo:font-weight="normal" officeooo:rsid="003533d1" officeooo:paragraph-rsid="00d26805" style:font-weight-asian="normal" style:font-weight-complex="normal"/>
    </style:style>
    <style:style style:name="P75" style:family="paragraph" style:parent-style-name="Standard" style:list-style-name="L8">
      <style:text-properties style:text-underline-style="none" fo:font-weight="normal" officeooo:rsid="00206f48" officeooo:paragraph-rsid="00d26805" style:font-weight-asian="normal" style:font-weight-complex="normal"/>
    </style:style>
    <style:style style:name="P76" style:family="paragraph" style:parent-style-name="Standard" style:list-style-name="L8">
      <style:text-properties style:text-underline-style="none" fo:font-weight="normal" officeooo:rsid="00167c21" officeooo:paragraph-rsid="00d26805" style:font-weight-asian="normal" style:font-weight-complex="normal"/>
    </style:style>
    <style:style style:name="P77" style:family="paragraph" style:parent-style-name="Standard" style:list-style-name="L8">
      <style:text-properties style:text-underline-style="none" fo:font-weight="normal" officeooo:rsid="0018690c" officeooo:paragraph-rsid="00d26805" style:font-weight-asian="normal" style:font-weight-complex="normal"/>
    </style:style>
    <style:style style:name="P78" style:family="paragraph" style:parent-style-name="Standard" style:list-style-name="L8">
      <style:text-properties style:text-underline-style="none" fo:font-weight="normal" officeooo:rsid="0018b13c" officeooo:paragraph-rsid="00d26805" style:font-weight-asian="normal" style:font-weight-complex="normal"/>
    </style:style>
    <style:style style:name="P79" style:family="paragraph" style:parent-style-name="Standard" style:list-style-name="L8">
      <style:text-properties style:text-underline-style="none" fo:font-weight="normal" officeooo:rsid="003362da" officeooo:paragraph-rsid="00d26805" style:font-weight-asian="normal" style:font-weight-complex="normal"/>
    </style:style>
    <style:style style:name="P80" style:family="paragraph" style:parent-style-name="Standard" style:list-style-name="L8">
      <style:text-properties style:text-underline-style="none" fo:font-weight="normal" officeooo:rsid="001ead83" officeooo:paragraph-rsid="00d26805" style:font-weight-asian="normal" style:font-weight-complex="normal"/>
    </style:style>
    <style:style style:name="P81" style:family="paragraph" style:parent-style-name="Standard" style:list-style-name="L8">
      <style:text-properties style:text-underline-style="none" fo:font-weight="normal" officeooo:rsid="0019510b" officeooo:paragraph-rsid="00d26805" style:font-weight-asian="normal" style:font-weight-complex="normal"/>
    </style:style>
    <style:style style:name="P82" style:family="paragraph" style:parent-style-name="Standard" style:list-style-name="L8">
      <style:text-properties style:text-underline-style="none" fo:font-weight="normal" officeooo:rsid="001c3367" officeooo:paragraph-rsid="00d26805" style:font-weight-asian="normal" style:font-weight-complex="normal"/>
    </style:style>
    <style:style style:name="P83" style:family="paragraph" style:parent-style-name="Standard" style:list-style-name="L8">
      <style:text-properties style:text-underline-style="none" fo:font-weight="normal" officeooo:rsid="0020d535" officeooo:paragraph-rsid="00d26805" style:font-weight-asian="normal" style:font-weight-complex="normal"/>
    </style:style>
    <style:style style:name="P84" style:family="paragraph" style:parent-style-name="Standard" style:list-style-name="L8">
      <style:text-properties style:text-underline-style="none" fo:font-weight="normal" officeooo:rsid="001d6328" officeooo:paragraph-rsid="00d26805" style:font-weight-asian="normal" style:font-weight-complex="normal"/>
    </style:style>
    <style:style style:name="P85" style:family="paragraph" style:parent-style-name="Standard" style:list-style-name="L8">
      <style:text-properties style:text-underline-style="none" fo:font-weight="normal" officeooo:rsid="002291a4" officeooo:paragraph-rsid="00d26805" style:font-weight-asian="normal" style:font-weight-complex="normal"/>
    </style:style>
    <style:style style:name="P86" style:family="paragraph" style:parent-style-name="Standard" style:list-style-name="L8">
      <style:text-properties style:text-underline-style="none" fo:font-weight="normal" officeooo:rsid="002318e5" officeooo:paragraph-rsid="00d26805" style:font-weight-asian="normal" style:font-weight-complex="normal"/>
    </style:style>
    <style:style style:name="P87" style:family="paragraph" style:parent-style-name="Standard" style:list-style-name="L2">
      <style:text-properties style:text-underline-style="none" fo:font-weight="bold" officeooo:rsid="0016f3bf" officeooo:paragraph-rsid="0016f3bf" style:font-weight-asian="bold" style:font-weight-complex="bold"/>
    </style:style>
    <style:style style:name="P88" style:family="paragraph" style:parent-style-name="Standard" style:list-style-name="L3">
      <style:text-properties fo:font-style="normal" style:text-underline-style="solid" style:text-underline-width="auto" style:text-underline-color="font-color" fo:font-weight="normal" officeooo:rsid="001a10e3" officeooo:paragraph-rsid="001a10e3" style:font-style-asian="normal" style:font-weight-asian="normal" style:font-style-complex="normal" style:font-weight-complex="normal"/>
    </style:style>
    <style:style style:name="P89" style:family="paragraph" style:parent-style-name="Standard" style:list-style-name="L3">
      <style:text-properties fo:font-style="normal" style:text-underline-style="none" fo:font-weight="normal" officeooo:rsid="001a9e31" officeooo:paragraph-rsid="001a9e31" style:font-style-asian="normal" style:font-weight-asian="normal" style:font-style-complex="normal" style:font-weight-complex="normal"/>
    </style:style>
    <style:style style:name="P90" style:family="paragraph" style:parent-style-name="Standard" style:list-style-name="L3">
      <style:text-properties fo:font-style="normal" style:text-underline-style="none" fo:font-weight="normal" officeooo:rsid="001b4c53" officeooo:paragraph-rsid="001b4c53" style:font-style-asian="normal" style:font-weight-asian="normal" style:font-style-complex="normal" style:font-weight-complex="normal"/>
    </style:style>
    <style:style style:name="P91" style:family="paragraph" style:parent-style-name="Standard" style:list-style-name="L3">
      <style:text-properties fo:font-style="italic" style:text-underline-style="none" fo:font-weight="normal" officeooo:rsid="001a10e3" officeooo:paragraph-rsid="001a10e3" style:font-style-asian="italic" style:font-weight-asian="normal" style:font-style-complex="italic" style:font-weight-complex="normal"/>
    </style:style>
    <style:style style:name="P92" style:family="paragraph" style:parent-style-name="Standard" style:list-style-name="L3">
      <style:text-properties fo:font-style="italic" style:text-underline-style="none" fo:font-weight="normal" officeooo:rsid="001a10e3" officeooo:paragraph-rsid="001a9e31" style:font-style-asian="italic" style:font-weight-asian="normal" style:font-style-complex="italic" style:font-weight-complex="normal"/>
    </style:style>
    <style:style style:name="P93" style:family="paragraph" style:parent-style-name="Standard" style:list-style-name="L6">
      <style:text-properties fo:font-style="italic" style:text-underline-style="none" fo:font-weight="bold" officeooo:rsid="00907d6a" officeooo:paragraph-rsid="00907d6a" style:font-style-asian="italic" style:font-weight-asian="bold" style:font-style-complex="italic" style:font-weight-complex="bold"/>
    </style:style>
    <style:style style:name="P94" style:family="paragraph" style:parent-style-name="Standard" style:list-style-name="L3">
      <style:text-properties fo:font-style="italic" style:text-underline-style="solid" style:text-underline-width="auto" style:text-underline-color="font-color" fo:font-weight="normal" officeooo:rsid="001a9e31" officeooo:paragraph-rsid="001a9e31" style:font-style-asian="italic" style:font-weight-asian="normal" style:font-style-complex="italic" style:font-weight-complex="normal"/>
    </style:style>
    <style:style style:name="P95" style:family="paragraph" style:parent-style-name="Standard" style:list-style-name="L7">
      <style:text-properties officeooo:paragraph-rsid="002da563"/>
    </style:style>
    <style:style style:name="P96" style:family="paragraph" style:parent-style-name="Standard" style:list-style-name="L7">
      <style:text-properties officeooo:rsid="008d5ac7" officeooo:paragraph-rsid="008d5ac7"/>
    </style:style>
    <style:style style:name="P97" style:family="paragraph" style:parent-style-name="Standard" style:list-style-name="L7">
      <style:text-properties officeooo:rsid="0092baa6" officeooo:paragraph-rsid="0092baa6"/>
    </style:style>
    <style:style style:name="P98" style:family="paragraph" style:parent-style-name="Standard" style:list-style-name="L7">
      <style:text-properties officeooo:rsid="007f14e8" officeooo:paragraph-rsid="007f14e8"/>
    </style:style>
    <style:style style:name="P99" style:family="paragraph" style:parent-style-name="Standard" style:list-style-name="L7">
      <style:text-properties officeooo:rsid="003863c7" officeooo:paragraph-rsid="00d18007"/>
    </style:style>
    <style:style style:name="T1" style:family="text">
      <style:text-properties officeooo:rsid="00050549"/>
    </style:style>
    <style:style style:name="T2" style:family="text">
      <style:text-properties officeooo:rsid="0006098d"/>
    </style:style>
    <style:style style:name="T3" style:family="text">
      <style:text-properties officeooo:rsid="000757ee"/>
    </style:style>
    <style:style style:name="T4" style:family="text">
      <style:text-properties officeooo:rsid="00078674"/>
    </style:style>
    <style:style style:name="T5" style:family="text">
      <style:text-properties officeooo:rsid="000933bf"/>
    </style:style>
    <style:style style:name="T6" style:family="text">
      <style:text-properties officeooo:rsid="0009a594"/>
    </style:style>
    <style:style style:name="T7" style:family="text">
      <style:text-properties officeooo:rsid="000b8850"/>
    </style:style>
    <style:style style:name="T8" style:family="text">
      <style:text-properties officeooo:rsid="000d50cf"/>
    </style:style>
    <style:style style:name="T9" style:family="text">
      <style:text-properties officeooo:rsid="000ef856"/>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adb74" style:font-weight-asian="normal" style:font-weight-complex="normal"/>
    </style:style>
    <style:style style:name="T13" style:family="text">
      <style:text-properties style:text-underline-style="none" fo:font-weight="normal" officeooo:rsid="002cbdac" style:font-weight-asian="normal" style:font-weight-complex="normal"/>
    </style:style>
    <style:style style:name="T14" style:family="text">
      <style:text-properties style:text-underline-style="none" fo:font-weight="normal" officeooo:rsid="0080c889" style:font-weight-asian="normal" style:font-weight-complex="normal"/>
    </style:style>
    <style:style style:name="T15" style:family="text">
      <style:text-properties style:text-underline-style="none" fo:font-weight="normal" officeooo:rsid="00829492" style:font-weight-asian="normal" style:font-weight-complex="normal"/>
    </style:style>
    <style:style style:name="T16" style:family="text">
      <style:text-properties style:text-underline-style="none" fo:font-weight="normal" officeooo:rsid="0083de84" style:font-weight-asian="normal" style:font-weight-complex="normal"/>
    </style:style>
    <style:style style:name="T17" style:family="text">
      <style:text-properties style:text-underline-style="none" fo:font-weight="normal" officeooo:rsid="0092baa6" style:font-weight-asian="normal" style:font-weight-complex="normal"/>
    </style:style>
    <style:style style:name="T18" style:family="text">
      <style:text-properties style:text-underline-style="none" fo:font-weight="normal" officeooo:rsid="00949f2e"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974ab4"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solid" style:text-underline-width="auto" style:text-underline-color="font-color" officeooo:rsid="002f21b1" style:font-style-asian="normal" style:font-style-complex="normal"/>
    </style:style>
    <style:style style:name="T23" style:family="text">
      <style:text-properties officeooo:rsid="00274b34"/>
    </style:style>
    <style:style style:name="T24" style:family="text">
      <style:text-properties officeooo:rsid="002cfc2c"/>
    </style:style>
    <style:style style:name="T25" style:family="text">
      <style:text-properties fo:font-style="italic" style:font-style-asian="italic" style:font-style-complex="italic"/>
    </style:style>
    <style:style style:name="T26" style:family="text">
      <style:text-properties fo:font-style="italic" officeooo:rsid="002cfc2c" style:font-style-asian="italic" style:font-style-complex="italic"/>
    </style:style>
    <style:style style:name="T27" style:family="text">
      <style:text-properties fo:font-style="italic" officeooo:rsid="003146af" style:font-style-asian="italic" style:font-style-complex="italic"/>
    </style:style>
    <style:style style:name="T28" style:family="text">
      <style:text-properties officeooo:rsid="002f21b1"/>
    </style:style>
    <style:style style:name="T29" style:family="text">
      <style:text-properties officeooo:rsid="00306c79"/>
    </style:style>
    <style:style style:name="T30" style:family="text">
      <style:text-properties officeooo:rsid="003146af"/>
    </style:style>
    <style:style style:name="T31" style:family="text">
      <style:text-properties officeooo:rsid="00322cf7"/>
    </style:style>
    <style:style style:name="T32" style:family="text">
      <style:text-properties officeooo:rsid="003a623a"/>
    </style:style>
    <style:style style:name="T33" style:family="text">
      <style:text-properties officeooo:rsid="003b8b25"/>
    </style:style>
    <style:style style:name="T34" style:family="text">
      <style:text-properties officeooo:rsid="0083e648"/>
    </style:style>
    <style:style style:name="T35" style:family="text">
      <style:text-properties officeooo:rsid="008739c6"/>
    </style:style>
    <style:style style:name="T36" style:family="text">
      <style:text-properties officeooo:rsid="008ec001"/>
    </style:style>
    <style:style style:name="T37" style:family="text">
      <style:text-properties officeooo:rsid="00924d1c"/>
    </style:style>
    <style:style style:name="T38" style:family="text">
      <style:text-properties officeooo:rsid="006f5dd3"/>
    </style:style>
    <style:style style:name="T39" style:family="text">
      <style:text-properties officeooo:rsid="00974ab4"/>
    </style:style>
    <style:style style:name="T40" style:family="text">
      <style:text-properties officeooo:rsid="009f8d87"/>
    </style:style>
    <style:style style:name="T41" style:family="text">
      <style:text-properties officeooo:rsid="000d8585"/>
    </style:style>
    <style:style style:name="T42" style:family="text">
      <style:text-properties officeooo:rsid="00388a8c"/>
    </style:style>
    <style:style style:name="T43" style:family="text">
      <style:text-properties officeooo:rsid="00167c21"/>
    </style:style>
    <style:style style:name="T44" style:family="text">
      <style:text-properties officeooo:rsid="001846c6"/>
    </style:style>
    <style:style style:name="T45" style:family="text">
      <style:text-properties officeooo:rsid="001559ba"/>
    </style:style>
    <style:style style:name="T46" style:family="text">
      <style:text-properties officeooo:rsid="00206f48"/>
    </style:style>
    <style:style style:name="T47" style:family="text">
      <style:text-properties officeooo:rsid="003533d1"/>
    </style:style>
    <style:style style:name="T48" style:family="text">
      <style:text-properties officeooo:rsid="001d63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1 Skipped</text:p>
      <text:list xml:id="list3657751564" text:style-name="L1">
        <text:list-item>
          <text:p text:style-name="P13"><text:span text:style-name="T9">R</text:span>ead with highlighter pen</text:p>
        </text:list-item>
      </text:list>
      <text:p text:style-name="P1"/>
      <text:p text:style-name="P1">1.2 Binary Numbers/Numbering system (radix, coefficient, radix point)</text:p>
      <text:list xml:id="list172303676056569" text:continue-numbering="true" text:style-name="L1">
        <text:list-item>
          <text:p text:style-name="P16">Numbering system <text:span text:style-name="T5">uses </text:span>expan<text:span text:style-name="T5">sion of a </text:span>power series <text:span text:style-name="T5">with base, and </text:span>a coefficient at each term.</text:p>
        </text:list-item>
        <text:list-item>
          <text:p text:style-name="P14"><text:span text:style-name="T1">The </text:span>radix <text:span text:style-name="T1">(aka numeric system’s base) </text:span>is the number of distinct values for each digit. </text:p>
        </text:list-item>
        <text:list-item>
          <text:p text:style-name="P17">The rule for coefficients are they must only range from 0 to r – 1 </text:p>
        </text:list-item>
        <text:list-item>
          <text:p text:style-name="P15"><text:span text:style-name="T2">The radix point marks the shift from positive to negative </text:span>powers <text:span text:style-name="T2">in the series.</text:span></text:p>
        </text:list-item>
        <text:list-item>
          <text:p text:style-name="P18">Helpful reminder that a power (base raised to exponent) is represented as the number 1 followed by the exponent’s number of 0’s., e.g. 10^3 is 1000 in decimal, and 2^4 is 10000 in binary.</text:p>
        </text:list-item>
      </text:list>
      <text:p text:style-name="P2"/>
      <text:p text:style-name="P3">1.3/1.4 <text:s/><text:span text:style-name="T3">Computing standards </text:span>and Numeric Conversions</text:p>
      <text:list xml:id="list172302511092664" text:continue-numbering="true" text:style-name="L1">
        <text:list-item>
          <text:p text:style-name="P19">Bit <text:span text:style-name="T6">c</text:span>alculations <text:span text:style-name="T6">in larger </text:span>grouping<text:span text:style-name="T6">s</text:span> of <text:span text:style-name="T6">Kb or </text:span>Mb, etc. is done in only powers of 2.</text:p>
          <text:list>
            <text:list-item>
              <text:p text:style-name="P20">Done in a way to make sure that naming of the larger sizes are not awkward call it thousand, million, or billion (kb, mb, gb)</text:p>
            </text:list-item>
          </text:list>
        </text:list-item>
        <text:list-item>
          <text:p text:style-name="P19">Bytes <text:span text:style-name="T6">are </text:span>group<text:span text:style-name="T6">s</text:span> of 8-bits <text:span text:style-name="T6">and </text:span>is typically useful size for capacity of storage, memory, and other components of a <text:span text:style-name="T6">digital </text:span>system</text:p>
        </text:list-item>
        <text:list-item>
          <text:p text:style-name="P21">Adding, subtracting, and multiplication in base 2 (it follows all same rules as base 10), with carrying, borrowing, and also shifting places outward.</text:p>
          <text:list>
            <text:list-item>
              <text:p text:style-name="P21">Addition – values in result are 0 or 1, but carrying can be a 2 (Bin 10) or 3 (Bin 11)</text:p>
            </text:list-item>
            <text:list-item>
              <text:p text:style-name="P21">Subtraction – always borrowing 2 (Bin 10)</text:p>
            </text:list-item>
            <text:list-item>
              <text:p text:style-name="P21">Multiplication – <text:span text:style-name="T7">multiplier/multiplicand </text:span>the partial products are equal to a shifted left copy <text:span text:style-name="T7">of the multiplicand </text:span>or else to 0</text:p>
            </text:list-item>
          </text:list>
        </text:list-item>
        <text:list-item>
          <text:p text:style-name="P22">Other common systems in Computing are Octal and Hexadecimal</text:p>
        </text:list-item>
        <text:list-item>
          <text:p text:style-name="P23"><text:span text:style-name="T8">Octal/</text:span>Hexademical <text:span text:style-name="T6">represent </text:span>long bit strings <text:span text:style-name="T6">like </text:span>addresses, instructions and data<text:span text:style-name="T4">, in compact forms that are 1/3 or ¼ of the size in bits since 1 octal digit is equiv to 3 bits and a hexadecimal digit to 4 bits</text:span></text:p>
          <text:list>
            <text:list-item>
              <text:list>
                <text:list-item>
                  <text:p text:style-name="P23"><text:span text:style-name="T4">e.g. </text:span>B65F = 1011011001011111</text:p>
                </text:list-item>
                <text:list-item>
                  <text:p text:style-name="P22">e.g. In Hexadecimal a byte (8 bits) is represented with two digits.</text:p>
                </text:list-item>
              </text:list>
            </text:list-item>
          </text:list>
        </text:list-item>
        <text:list-item>
          <text:p text:style-name="P24">Calculations for conversions</text:p>
          <text:list>
            <text:list-item>
              <text:p text:style-name="P24"><text:span text:style-name="T23">For max values with n bits is </text:span>with 2^n-1 </text:p>
            </text:list-item>
            <text:list-item>
              <text:p text:style-name="P24"><text:span text:style-name="T23">For a power/ </text:span>exponents <text:span text:style-name="T23">of given </text:span>base <text:span text:style-name="T23">n needs </text:span>places <text:span text:style-name="T23">of </text:span>n+1 <text:s/><text:span text:style-name="T23">(when converting to binary)</text:span></text:p>
            </text:list-item>
          </text:list>
        </text:list-item>
      </text:list>
      <text:p text:style-name="P8"/>
      <text:p text:style-name="P3">1.7 Binary Codes</text:p>
      <text:list xml:id="list3386248164" text:style-name="L2">
        <text:list-item>
          <text:p text:style-name="P25">Binary Coded Decimal Code <text:s/>(BCD)</text:p>
          <text:list>
            <text:list-item>
              <text:p text:style-name="P27">BCD numbers are decimal numbers coded in binary</text:p>
            </text:list-item>
            <text:list-item>
              <text:p text:style-name="P27">They look like binary numbers because they are made of 0’s and 1’s, but these could be assigned in different ways and therefore really is an arbitrary coding of decimal numbers</text:p>
            </text:list-item>
            <text:list-item>
              <text:p text:style-name="P27">This is why the number of digits in BCD is always more for a value than its binary equivalent.</text:p>
            </text:list-item>
          </text:list>
        </text:list-item>
        <text:list-item>
          <text:p text:style-name="P25">BCD Arithmetic</text:p>
          <text:list>
            <text:list-item>
              <text:p text:style-name="P27">In decimal carrying is done with a 1 that represents the adding 10 from right place to left place in numeric columns being added</text:p>
            </text:list-item>
            <text:list-item>
              <text:p text:style-name="P28">Adding the binary numbers is not itself a solution because of the 6 unused numbers in the BCD so when adding individual columns when the sum is greater than or equal to 10 the result needs to be increased by 6 to account and the 1 carried to the next over group.</text:p>
            </text:list-item>
          </text:list>
        </text:list-item>
        <text:list-item>
          <text:p text:style-name="P25">Other Decimal Codes, Gray Code</text:p>
          <text:list>
            <text:list-item>
              <text:p text:style-name="P87">Skipping these</text:p>
            </text:list-item>
          </text:list>
        </text:list-item>
        <text:list-item>
          <text:p text:style-name="P26">ASCII Character Code/Parity and Error-Detecting Code</text:p>
          <text:list>
            <text:list-item>
              <text:p text:style-name="P87">Need to read these sections TBD</text:p>
            </text:list-item>
          </text:list>
        </text:list-item>
      </text:list>
      <text:p text:style-name="P3"><text:soft-page-break/></text:p>
      <text:p text:style-name="P3">1.8 Binary Storage and Registers</text:p>
      <text:list xml:id="list3742574469" text:style-name="L3">
        <text:list-item>
          <text:p text:style-name="P29"><text:span text:style-name="T9">R</text:span>ead with highlighter pen</text:p>
        </text:list-item>
        <text:list-item>
          <text:p text:style-name="P88">Definitions<text:span text:style-name="T10">:</text:span></text:p>
        </text:list-item>
        <text:list-item>
          <text:p text:style-name="P91">Binary Cell<text:span text:style-name="T19"> – device with two stable states capable of storing a single bit of information</text:span></text:p>
        </text:list-item>
        <text:list-item>
          <text:p text:style-name="P92">Register<text:span text:style-name="T19"> – made up of n contigous or sequential binary cells, holding state as information</text:span></text:p>
        </text:list-item>
        <text:list-item>
          <text:p text:style-name="P94"><text:span text:style-name="T19">Concepts</text:span><text:span text:style-name="T21">:</text:span></text:p>
        </text:list-item>
        <text:list-item>
          <text:p text:style-name="P89">Registers are used for many purposes and therefore the content stored is not always interpreted in the same way depending on these purposes</text:p>
        </text:list-item>
        <text:list-item>
          <text:p text:style-name="P89">Register Transfer:</text:p>
          <text:list>
            <text:list-item>
              <text:p text:style-name="P90">E.g. Keyboard unit – CPU unit – Memory unit</text:p>
              <text:list>
                <text:list-item>
                  <text:p text:style-name="P90">Each time the keyboard is pressed it has a control circuit that registers or inputs into the input register an 8-btit code and then cleared following transfer to make room for the next one.</text:p>
                </text:list-item>
                <text:list-item>
                  <text:p text:style-name="P90">It is called register transfer because the code is transferred from the keyboard’s control unit to one of the processor’s register. <text:s/>A 32-bit processor can accept 4 characters worth of 8-bit coded data until it will then transfer again to memory register to store it there . <text:s/>At the CPU is where the digital logic circuit is located that will perform the bit arithmetic logic before transfer to memory.</text:p>
                </text:list-item>
                <text:list-item>
                  <text:p text:style-name="P90">The memory unit can contain millions of registers</text:p>
                </text:list-item>
              </text:list>
            </text:list-item>
          </text:list>
        </text:list-item>
        <text:list-item>
          <text:p text:style-name="P90">If registers are the basic blocks for storing data in a computer then the Digital logic circuits are the processors way of dealing with them (see Chapter 2)</text:p>
        </text:list-item>
      </text:list>
      <text:p text:style-name="P4"/>
      <text:p text:style-name="P4"/>
      <text:p text:style-name="P5">1.9 Binary Logic</text:p>
      <text:list xml:id="list51714298" text:style-name="L4">
        <text:list-item>
          <text:p text:style-name="P30">Binary logic deals with variables that take on two discrete values, e.g. 0 and 1, true and false, or yes and no.</text:p>
        </text:list-item>
        <text:list-item>
          <text:p text:style-name="P30">Heuristic treatment of the Boolean algebra as a topic</text:p>
          <text:list>
            <text:list-item>
              <text:p text:style-name="P30">Logic refers to the variables and operations in this context (of binary/boolean logic)</text:p>
            </text:list-item>
            <text:list-item>
              <text:p text:style-name="P30">Each variable can have only one of two distinct values </text:p>
            </text:list-item>
            <text:list-item>
              <text:p text:style-name="P30">Operations are going to produce results in the same boolean form</text:p>
              <text:list>
                <text:list-item>
                  <text:p text:style-name="P30">They are easiest to demonstrate/define with a truth table</text:p>
                  <text:list>
                    <text:list-item>
                      <text:p text:style-name="P30">see truth tables of logical operations on page 51</text:p>
                    </text:list-item>
                    <text:list-item>
                      <text:p text:style-name="P32">AND – answer is 1 if and only if both input variables are 1, otherwise answer is 0</text:p>
                    </text:list-item>
                    <text:list-item>
                      <text:p text:style-name="P32">OR – answer is 1 if either or both variables equals to 1, otherwise answer is 0</text:p>
                    </text:list-item>
                    <text:list-item>
                      <text:p text:style-name="P32">NOT – answer is the value not equal to input, so for 1 is 0, or for 0 is 1</text:p>
                      <text:list>
                        <text:list-item>
                          <text:p text:style-name="P32"><text:span text:style-name="T32">also known as the </text:span>complement operation</text:p>
                        </text:list-item>
                      </text:list>
                    </text:list-item>
                  </text:list>
                </text:list-item>
              </text:list>
            </text:list-item>
          </text:list>
        </text:list-item>
        <text:list-item>
          <text:p text:style-name="P33">NOTES:</text:p>
          <text:list>
            <text:list-item>
              <text:p text:style-name="P33">Binary logic and binary arithmetic are not the same thing, and should not be confused.</text:p>
            </text:list-item>
            <text:list-item>
              <text:p text:style-name="P33">Binary logic presents similarities with real number arithmetic, which is why + and * are used to represent the operators.</text:p>
            </text:list-item>
            <text:list-item>
              <text:p text:style-name="P34">A truth table is a table of all possible combinations of the variables, and the results of operations on them.</text:p>
            </text:list-item>
          </text:list>
        </text:list-item>
      </text:list>
      <text:p text:style-name="P6"/>
      <text:p text:style-name="P7">1.9 (second half) Logic Gates</text:p>
      <text:list xml:id="list172303760594339" text:continue-numbering="true" text:style-name="L4">
        <text:list-item>
          <text:p text:style-name="P35">Logic Gates use binary logic to create from hardware the signal processing for computer to work. <text:s/><text:span text:style-name="T33">The use of binary logic in computer hardware is for managing the logic gates that form the electronic circuits operating on the more physical input signals. <text:s/>The digital circuit interprets the analog/current to represent either a 0 or 1 value </text:span>(<text:span text:style-name="T33">E.g. </text:span>l<text:span text:style-name="T33">ogic 0 = 0V, </text:span>l<text:span text:style-name="T33">ogic 1 = 3V</text:span>)</text:p>
        </text:list-item>
        <text:list-item>
          <text:p text:style-name="P35"><text:soft-page-break/>A digital circuit accepts binary signals within allowable range (+/- for the voltage of electrical signal) and outputs a binary signals within a specified range as well. (In between is known as a a state transition.)</text:p>
          <text:list>
            <text:list-item>
              <text:p text:style-name="P35">The effect of using digital circuits is that all computing and control is operated on through the use of binary signals through a combination of logic gates.</text:p>
            </text:list-item>
          </text:list>
        </text:list-item>
        <text:list-item>
          <text:p text:style-name="P36">Diagramming and timing-diagrams for gates are a helpful way to show the effect of single, double or multiple combined logic gates.</text:p>
        </text:list-item>
        <text:list-item>
          <text:p text:style-name="P37">Inputs and outputs</text:p>
          <text:list>
            <text:list-item>
              <text:p text:style-name="P37">Some logic gates, i.e. AND and OR can have multiple inputs. <text:s/>A three-input AND gate or four-input OR gate is not uncommon. <text:s/></text:p>
              <text:list>
                <text:list-item>
                  <text:p text:style-name="P37">Three-input AND gate: <text:s/>Produces logic1 if all 3 inputs logic1, and 0 if any are logic0</text:p>
                </text:list-item>
                <text:list-item>
                  <text:p text:style-name="P37">Four-input OR gate: <text:s/>Productes logic1 if any input is logic 1, and 0 if all 4 are logic 0</text:p>
                </text:list-item>
              </text:list>
            </text:list-item>
          </text:list>
        </text:list-item>
      </text:list>
      <text:p text:style-name="P9"/>
      <text:p text:style-name="P5">Chapter 2 <text:span text:style-name="T28">(</text:span><text:span text:style-name="T22">Boolean Algebra and Logic Gates</text:span><text:span text:style-name="T28">)</text:span></text:p>
      <text:list xml:id="list4291601682" text:style-name="L5">
        <text:list-item>
          <text:p text:style-name="P38">Introduction to Boolean Algebra</text:p>
        </text:list-item>
        <text:list-item>
          <text:p text:style-name="P38">Boolean logic and boolean expressions</text:p>
        </text:list-item>
        <text:list-item>
          <text:p text:style-name="P38">Logic operations on two variables</text:p>
        </text:list-item>
      </text:list>
      <text:list xml:id="list1238161292" text:style-name="L6">
        <text:list-item>
          <text:p text:style-name="P40">NOTES</text:p>
          <text:list>
            <text:list-item>
              <text:p text:style-name="P41"><text:span text:style-name="T29">D</text:span>igital circuit design and implementation includ<text:span text:style-name="T29">es </text:span>optimizing, simplifying complex circuits <text:span text:style-name="T39">that </text:span>involve millions of logic gates <text:span text:style-name="T39">and factoring in </text:span>the cost of design as well.</text:p>
            </text:list-item>
            <text:list-item>
              <text:p text:style-name="P42"><text:span text:style-name="T30">The Boolean Algebra defined in a </text:span><text:span text:style-name="T27">d</text:span><text:span text:style-name="T25">eductive mathematical set </text:span><text:span text:style-name="T20">c</text:span>onsists of a set of elements (objects) </text:p>
              <text:list>
                <text:list-item>
                  <text:p text:style-name="P43"><text:span text:style-name="T39">set of </text:span>operators <text:span text:style-name="T39">and elements</text:span></text:p>
                </text:list-item>
                <text:list-item>
                  <text:p text:style-name="P43"><text:span text:style-name="T39">the results of the operations must be in the </text:span>same set of elements</text:p>
                </text:list-item>
              </text:list>
            </text:list-item>
            <text:list-item>
              <text:p text:style-name="P40">The algebraic structures are a result of laws, postulates, theorems etc. </text:p>
              <text:list>
                <text:list-item>
                  <text:p text:style-name="P43">Closure <text:span text:style-name="T39">= when results </text:span>form unique elements <text:span text:style-name="T31">(always).</text:span></text:p>
                  <text:list>
                    <text:list-item>
                      <text:p text:style-name="P40">E.g. The natural number set is closed under addition but not under subtraction, because 2 – 3 is not the same as 3 – 2, but 2+3 and 3+2 are the same.</text:p>
                    </text:list-item>
                  </text:list>
                </text:list-item>
                <text:list-item>
                  <text:p text:style-name="P44">Associative Law, Commutative Law</text:p>
                </text:list-item>
                <text:list-item>
                  <text:p text:style-name="P44">Identity <text:span text:style-name="T31">element – there is an identity for 1 and 0 and maybe others</text:span></text:p>
                </text:list-item>
                <text:list-item>
                  <text:p text:style-name="P44">Inverse – <text:span text:style-name="T39">not that significant just complement is an inverse changing a 0 to 1 and vice versa. <text:s/>Careful because complement of a field (like elements and operator do not work without applying another theorem...like DeMorgan’s theorem/law)</text:span></text:p>
                </text:list-item>
                <text:list-item>
                  <text:p text:style-name="P43">Distributive <text:span text:style-name="T31">law </text:span></text:p>
                  <text:list>
                    <text:list-item>
                      <text:p text:style-name="P40">x + yz = (x + y)(x + z ) <text:s text:c="2"/>(The tricky one)</text:p>
                    </text:list-item>
                    <text:list-item>
                      <text:p text:style-name="P40">x(y + z) = xy + xz <text:s text:c="2"/>(The traditional one)</text:p>
                    </text:list-item>
                    <text:list-item>
                      <text:p text:style-name="P40">Both versions can go in both directions!</text:p>
                    </text:list-item>
                  </text:list>
                </text:list-item>
              </text:list>
            </text:list-item>
            <text:list-item>
              <text:p text:style-name="P45"/>
            </text:list-item>
            <text:list-item>
              <text:p text:style-name="P45">Introduction to Boolean Functions</text:p>
              <text:list>
                <text:list-item>
                  <text:p text:style-name="P45">Binary functions express the logical relationship among binary variables by evaluation of all possible values for the variable!</text:p>
                </text:list-item>
                <text:list-item>
                  <text:p text:style-name="P46">A truth table is used with 2^n number of rows for the variations/combinations, <text:span text:style-name="T40">and along with the function’s algebraic expression are the two representations of the function that can transform into a circuit diagram or logical schematic expressing the relationship of inputs and outputs of a circuit.</text:span></text:p>
                </text:list-item>
                <text:list-item>
                  <text:p text:style-name="P47">In algebraic form functions can be expressed in numerous equivalent ways using equivalent logic, which will determine the connection of gates in the circuit diagram!</text:p>
                </text:list-item>
                <text:list-item>
                  <text:p text:style-name="P48">A goal when working with boolean functions is therefore to simplify the function and make the diagramming easier to do, by reducing complexity, effort, cost, etc.</text:p>
                </text:list-item>
              </text:list>
            </text:list-item>
            <text:list-item>
              <text:p text:style-name="P49">Pg. 69 to 72 with examples.</text:p>
            </text:list-item>
            <text:list-item>
              <text:p text:style-name="P50">Complementing and other operations on Boolean Expressions</text:p>
              <text:list>
                <text:list-item>
                  <text:p text:style-name="P50"><text:soft-page-break/>Using algebraic manipulation to simplify boolean expressions to a minimum number of literals usually makes use of the dual, distributive/factoring, and other theorems. E.g. Consensus theorem. Also DeMorgan’s Law.</text:p>
                </text:list-item>
                <text:list-item>
                  <text:p text:style-name="P50"/>
                </text:list-item>
              </text:list>
            </text:list-item>
            <text:list-item>
              <text:p text:style-name="P51">Canonical forms – <text:span text:style-name="T36">see </text:span>book <text:span text:style-name="T36">but basically it is the long name for the minterms with every literal included.</text:span></text:p>
            </text:list-item>
            <text:list-item>
              <text:p text:style-name="P51">Standard forms – to read pgs 78 – 80</text:p>
              <text:list>
                <text:list-item>
                  <text:p text:style-name="P52">The canonical form is not easy to work with therefore the standard form reduces the number of literals in each term. While keeping things in 1 of 2 forms (sum of products, product of sums).</text:p>
                </text:list-item>
                <text:list-item>
                  <text:p text:style-name="P53">Sum denotes OR logic and Product denotes AND logic.</text:p>
                </text:list-item>
                <text:list-item>
                  <text:p text:style-name="P53">Logic diagram (see <text:span text:style-name="T37">chapter 3 for </text:span>2-level gate, <text:span text:style-name="T37">aka or 2-level gate structure.)</text:span></text:p>
                  <text:list>
                    <text:list-item>
                      <text:p text:style-name="P93">Terms with single literals do not require first level of logic, but the multi-literal terms will. Generally assumed that input variables are directly available in their complements so not going to use inverters in these diagrams. </text:p>
                    </text:list-item>
                  </text:list>
                </text:list-item>
              </text:list>
            </text:list-item>
            <text:list-item>
              <text:p text:style-name="P54">Section 2.8 <text:span text:style-name="T38">Intro to Logic Gates – to read again pg 83 – 88</text:span></text:p>
            </text:list-item>
            <text:list-item>
              <text:p text:style-name="P55">Read Integrated Circuits and design (just lightly and take notes here) – pg 90 – 92</text:p>
              <text:p text:style-name="P39"/>
            </text:list-item>
          </text:list>
        </text:list-item>
      </text:list>
      <text:p text:style-name="P5">Chapter 3 <text:span text:style-name="T24">(</text:span><text:span text:style-name="T26">Gate-Level Minimization</text:span><text:span text:style-name="T24">)</text:span></text:p>
      <text:list xml:id="list2544623646" text:style-name="L7">
        <text:list-item>
          <text:p text:style-name="P56">Boolean <text:span text:style-name="T34">functions</text:span></text:p>
          <text:list>
            <text:list-item>
              <text:p text:style-name="P96"><text:span text:style-name="T11">Previously </text:span><text:span text:style-name="T17">discussed (Gate structure)</text:span></text:p>
              <text:list>
                <text:list-item>
                  <text:p text:style-name="P57">A 2-level gate implementation is preferred because it produes least amount of delay through the gates when it propagates from the inputs to output.</text:p>
                </text:list-item>
                <text:list-item>
                  <text:p text:style-name="P97"><text:span text:style-name="T11">The number of inputs to a given gate might make a structure not be practical </text:span><text:span text:style-name="T18">to implement</text:span><text:span text:style-name="T11">.</text:span></text:p>
                </text:list-item>
                <text:list-item>
                  <text:p text:style-name="P58">See standard form from chapter 2</text:p>
                </text:list-item>
              </text:list>
            </text:list-item>
            <text:list-item>
              <text:p text:style-name="P95"><text:span text:style-name="T12">S</text:span><text:span text:style-name="T13">implification of expressions through the use of Karnaugh Maps</text:span></text:p>
              <text:list>
                <text:list-item>
                  <text:p text:style-name="P98"><text:span text:style-name="T13">M</text:span><text:span text:style-name="T11">interms at which the functio nis asserted are marked with a 1</text:span></text:p>
                </text:list-item>
                <text:list-item>
                  <text:p text:style-name="P59">The Gray code is used which changes only bit value from adjacent columns or rows</text:p>
                </text:list-item>
                <text:list-item>
                  <text:p text:style-name="P98"><text:span text:style-name="T11">Adjacent squares only differ by 1 variable...</text:span><text:span text:style-name="T15">leading to a factoring and simplification!! <text:s/></text:span><text:span text:style-name="T16">(Basis of this is the 1 identify of or statement x + x’ = 1)</text:span></text:p>
                </text:list-item>
                <text:list-item>
                  <text:p text:style-name="P98"><text:span text:style-name="T11">Any square that differs by only 1 variable is an edge/adjacent whether drawn that way or not, e.g. minterm 2 and minterm 0 are adjacent to each other, </text:span><text:span text:style-name="T14">as are minterm 4 and minterm 6</text:span></text:p>
                </text:list-item>
                <text:list-item>
                  <text:p text:style-name="P60">In 4 variables: 8 adj squares = 1 literal, 4 adj squares = 2 literal, 2 adj sq. = 3 literal and single square is minterm with 4 literals</text:p>
                </text:list-item>
                <text:list-item>
                  <text:p text:style-name="P60">In 3 variables: 4 adj squares = 1 literal, 2 adj squares = 2 literals, and a single square 3 literals minterm</text:p>
                </text:list-item>
                <text:list-item>
                  <text:p text:style-name="P60">If all the squares are adjacent this function is a constant</text:p>
                </text:list-item>
              </text:list>
            </text:list-item>
            <text:list-item>
              <text:p text:style-name="P61">More <text:span text:style-name="T35">Fundamentals for Simplification</text:span></text:p>
              <text:list>
                <text:list-item>
                  <text:p text:style-name="P61">Adjacent 1’s form a prime implicant if they are not part of a larger group of adjacent squares</text:p>
                </text:list-item>
                <text:list-item>
                  <text:p text:style-name="P61">Prime implicant is essential if it is the only prime implicant that coves the minterm</text:p>
                </text:list-item>
              </text:list>
            </text:list-item>
            <text:list-item>
              <text:p text:style-name="P62">More Basic Stuff about Function Mapping and Simplification</text:p>
              <text:list>
                <text:list-item>
                  <text:p text:style-name="P62">To remember the relationship between minterms and the expressions think of the diagram of X OR Y, aka X + Y. <text:s/>This is a map with blank in the top left, and 1’s in the other positions. <text:s/>Like so:</text:p>
                </text:list-item>
              </text:list>
            </text:list-item>
          </text:list>
        </text:list-item>
      </text:list>
      <text:p text:style-name="P10"><text:tab/><text:tab/><text:tab/><text:tab/><text:tab/><text:tab/><text:tab/>0<text:tab/>1</text:p>
      <text:p text:style-name="P10"><text:tab/><text:tab/><text:tab/><text:tab/><text:tab/><text:tab/><text:tab/>1<text:tab/>1</text:p>
      <text:list xml:id="list172303738246767" text:continue-numbering="true" text:style-name="L7">
        <text:list-item>
          <text:list>
            <text:list-item>
              <text:list>
                <text:list-item>
                  <text:p text:style-name="P63">Where X, Y are 1 they are unprimed, and where 0 they are primed.</text:p>
                </text:list-item>
                <text:list-item>
                  <text:p text:style-name="P63">In product of sum form the is flipped because where the minterms = 1 is where maxterms must equal 0. <text:s/>(Prove this later.)</text:p>
                </text:list-item>
                <text:list-item>
                  <text:p text:style-name="P64"><text:soft-page-break/>Another way to get to the product of sums from sum of products is to follow the 2 step conversion process as follows:</text:p>
                  <text:list>
                    <text:list-item>
                      <text:p text:style-name="P64">First map F in sum of products</text:p>
                    </text:list-item>
                    <text:list-item>
                      <text:p text:style-name="P64">Then complement F by changing all 0’s to 1 and 1’s to 0’s, <text:s/>0’s are also blanks</text:p>
                    </text:list-item>
                    <text:list-item>
                      <text:p text:style-name="P64">Applying DeMorgan’s theorem to F’ (the complement of complement is F) and result is in product of sum. Yay.</text:p>
                    </text:list-item>
                  </text:list>
                </text:list-item>
              </text:list>
            </text:list-item>
          </text:list>
        </text:list-item>
      </text:list>
      <text:p text:style-name="P65"/>
      <text:p text:style-name="P65"/>
      <text:p text:style-name="P68">More Notes from Chapter 1 and 2</text:p>
      <text:p text:style-name="P68"/>
      <text:p text:style-name="P71">Boolean Algebra (mostly about functions and maps, some theorems, laws and postulates)</text:p>
      <text:p text:style-name="P71">Number Systems</text:p>
      <text:p text:style-name="P72">Binary Codes</text:p>
      <text:p text:style-name="P73">Binary Arithmetic (2’s complement and signed/unsigned binary representations)</text:p>
      <text:p text:style-name="P72"/>
      <text:list xml:id="list2559654564" text:style-name="L8">
        <text:list-item>
          <text:list>
            <text:list-item>
              <text:p text:style-name="P74">Boolean Algebra (Axiomatic definition)</text:p>
              <text:list>
                <text:list-item>
                  <text:p text:style-name="P31">Introduction</text:p>
                  <text:list>
                    <text:list-item>
                      <text:p text:style-name="P75">Named after mathematician George Boole <text:span text:style-name="T42">in mid 1800’s</text:span></text:p>
                    </text:list-item>
                    <text:list-item>
                      <text:p text:style-name="P75">Claude Shannon in 1938 created “switching algebra” to represent <text:span text:style-name="T42">the </text:span>properties of bistable electrical switching circuit.</text:p>
                    </text:list-item>
                    <text:list-item>
                      <text:p text:style-name="P31">This algebra was a two valued Boolean algebra</text:p>
                    </text:list-item>
                  </text:list>
                </text:list-item>
                <text:list-item>
                  <text:p text:style-name="P31">Formal definition of Boolean Algebra (1904)</text:p>
                  <text:list>
                    <text:list-item>
                      <text:p text:style-name="P31">As an algebraic structure it is defined by:</text:p>
                      <text:list>
                        <text:list-item>
                          <text:p text:style-name="P31">a set of elements, B</text:p>
                        </text:list-item>
                        <text:list-item>
                          <text:p text:style-name="P31">and binary operators + and *</text:p>
                        </text:list-item>
                      </text:list>
                    </text:list-item>
                    <text:list-item>
                      <text:p text:style-name="P31">The <text:span text:style-name="T43">fields produced by the two operators and the laws, postulates and theorems that follow them:</text:span></text:p>
                      <text:list>
                        <text:list-item>
                          <text:p text:style-name="P76">DeMorgan’s law… <text:span text:style-name="T44">T</text:span>he complement of the product is the sum of the complements. <text:s/>The complement of the sum is the product of the complement.</text:p>
                        </text:list-item>
                        <text:list-item>
                          <text:p text:style-name="P77">Distributive law… In boolean algebra the distributive law has two forms x + yz, and x(y + z) can both be distributed!! <text:s/></text:p>
                          <text:list>
                            <text:list-item>
                              <text:p text:style-name="P77">Answer: <text:s/>(x+y)(x+z) <text:s/>, <text:s text:c="2"/>xy + xz</text:p>
                            </text:list-item>
                          </text:list>
                        </text:list-item>
                        <text:list-item>
                          <text:p text:style-name="P78">Other laws are Associative, Commutative, Identity and more</text:p>
                        </text:list-item>
                      </text:list>
                    </text:list-item>
                  </text:list>
                </text:list-item>
                <text:list-item>
                  <text:p text:style-name="P75">Unlike the NN the boolean number set includes the number 0</text:p>
                </text:list-item>
                <text:list-item>
                  <text:p text:style-name="P79">A field is an example of the algebraic structure formed that gives the Distributive property, by a system that has two binary operators with each of the other prior properties (Closure, Associativity, Commutatitivity, Identity and Inverse) met.</text:p>
                  <text:list>
                    <text:list-item>
                      <text:p text:style-name="P74"><text:span text:style-name="T45">E.g. </text:span>real number <text:span text:style-name="T45">field is </text:span>the basis for arithmetic</text:p>
                      <text:list>
                        <text:list-item>
                          <text:list>
                            <text:list-item>
                              <text:p text:style-name="P75">Addition defined by binary operator +</text:p>
                            </text:list-item>
                            <text:list-item>
                              <text:p text:style-name="P80">The element 0 is a<text:span text:style-name="T46">n additive </text:span>identity</text:p>
                            </text:list-item>
                            <text:list-item>
                              <text:p text:style-name="P75">Additive inverse defines subtraction</text:p>
                            </text:list-item>
                            <text:list-item>
                              <text:p text:style-name="P75">Binary operator * defines multiplication</text:p>
                            </text:list-item>
                            <text:list-item>
                              <text:p text:style-name="P75">Multiplicative identity is 1</text:p>
                            </text:list-item>
                            <text:list-item>
                              <text:p text:style-name="P75">Multiplicative inverse defines division (except when divisor is 0)</text:p>
                            </text:list-item>
                            <text:list-item>
                              <text:p text:style-name="P75"><text:span text:style-name="T47">The only distirbutive law applicable is multiplication </text:span>over addition.</text:p>
                              <text:list>
                                <text:list-item>
                                  <text:p text:style-name="P74">a * (b + c) = (a*b) + (a*c)</text:p>
                                </text:list-item>
                              </text:list>
                            </text:list-item>
                          </text:list>
                        </text:list-item>
                      </text:list>
                    </text:list-item>
                  </text:list>
                </text:list-item>
              </text:list>
            </text:list-item>
            <text:list-item>
              <text:p text:style-name="P78">Numeric Conversions</text:p>
              <text:list>
                <text:list-item>
                  <text:p text:style-name="P78">Bit to Octal/Bit to Hexadecimal/Bit to Decimal – can be done with expanded power series notation and some calculations</text:p>
                </text:list-item>
                <text:list-item>
                  <text:p text:style-name="P78">Octal or Hex to Binary – these are done easily by groups...each octal digit is 3 bits and each hex digit is 4 bits.</text:p>
                </text:list-item>
                <text:list-item>
                  <text:p text:style-name="P78"><text:soft-page-break/>Decimal to Binary – two ways to do this so use both and check. <text:s/>(subtraction by powers of 2, or division by two repeatedly with placement of 1 or 0 in each place)</text:p>
                </text:list-item>
              </text:list>
            </text:list-item>
            <text:list-item>
              <text:p text:style-name="P81">Binary Codes</text:p>
              <text:list>
                <text:list-item>
                  <text:p text:style-name="P81">BCD – represents the digits 0 to 9 with the first 10 digits of a binary code using 4 bits. <text:s/>There are 6 wasted or unused bit combinations (in BCD it is 10/A thru 15/F)</text:p>
                  <text:list>
                    <text:list-item>
                      <text:p text:style-name="P81">BCD is not binary. <text:s/>It is decimal. <text:s/>But it is also coded more like hexadecimal. <text:s/>If asked to convert from BCD to binary then create groups of 4 bits with the BCD.</text:p>
                    </text:list-item>
                    <text:list-item>
                      <text:p text:style-name="P82">BCD is not the only code, but it is weighted the same way as binary would be.</text:p>
                    </text:list-item>
                  </text:list>
                </text:list-item>
                <text:list-item>
                  <text:p text:style-name="P82">Other weighted codes: <text:s/>Excess-3 and 2421. <text:s/></text:p>
                  <text:list>
                    <text:list-item>
                      <text:p text:style-name="P82">In 2421 the largest bit has a weight of 2, and there is more than one way to code the same value. <text:s/><text:span text:style-name="T48">(Pay close attention to the unused bit combinations).</text:span></text:p>
                    </text:list-item>
                    <text:list-item>
                      <text:p text:style-name="P83">Excess-3 is an unweighted code each coded combination corresponds to binary value plus 3. </text:p>
                    </text:list-item>
                    <text:list-item>
                      <text:p text:style-name="P84">Both Excess-3 and 2421 are self-complementing – complementing each bit in the code produces the 9’s complement of the decimal number.</text:p>
                    </text:list-item>
                  </text:list>
                </text:list-item>
                <text:list-item>
                  <text:p text:style-name="P85">Gray Code</text:p>
                  <text:list>
                    <text:list-item>
                      <text:p text:style-name="P85">Many applications in engineering for minimizing error and carefully tracking the change of state in a machine (in Gray only 1 digit changes at a time).</text:p>
                    </text:list-item>
                  </text:list>
                </text:list-item>
                <text:list-item>
                  <text:p text:style-name="P86">ASCII Code</text:p>
                  <text:list>
                    <text:list-item>
                      <text:p text:style-name="P86">7-bit code of alphanumeric characters, 94 graphic, 34 nonprinting and some for control functions. <text:s/>26 uppercase A thru Z, and 26 lowercase a thru z, 10 numerals 0 thru 9. <text:s/>32 special charcters</text:p>
                    </text:list-item>
                    <text:list-item>
                      <text:p text:style-name="P86">Although it is 7 bits it is usually contained within a coded byte of <text:s/>information</text:p>
                    </text:list-item>
                  </text:list>
                </text:list-item>
                <text:list-item>
                  <text:p text:style-name="P86">Error-Detecting (Parity) – parity bit is extra bit to include in the leftmost position of code to produce even number of 1’s (even parity) or odd number (odd parity).</text:p>
                </text:list-item>
              </text:list>
            </text:list-item>
            <text:list-item>
              <text:p text:style-name="P70">Other Notes</text:p>
              <text:list>
                <text:list-item>
                  <text:p text:style-name="P70">Subtraction by addition means taking the radix complement of the subtrahend and adding it to the minuend.</text:p>
                </text:list-item>
              </text:list>
            </text:list-item>
          </text:list>
        </text:list-item>
      </text:list>
      <text:p text:style-name="P69"/>
      <text:p text:style-name="P69"/>
      <text:p text:style-name="P11">More Notes from Chapter 3</text:p>
      <text:list xml:id="list172304383723802" text:continue-list="list172303738246767" text:style-name="L7">
        <text:list-item>
          <text:p text:style-name="P99">A two level NAND gate circuit implements a sum-of-minterms function and is equivalent to a two-level AND-OR circuit.</text:p>
        </text:list-item>
        <text:list-item>
          <text:p text:style-name="P66">The task of analyzing <text:span text:style-name="T41">a combinational circuit </text:span>starts <text:span text:style-name="T41">from the </text:span>logic diagram and culminates with a set of Boolean functions or a truth table. <text:s/></text:p>
        </text:list-item>
      </text:list>
      <text:p text:style-name="P67"/>
      <text:p text:style-name="P67"/>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18:57:22.352931662</meta:creation-date>
    <meta:generator>LibreOffice/6.0.1.1$Linux_X86_64 LibreOffice_project/60bfb1526849283ce2491346ed2aa51c465abfe6</meta:generator>
    <dc:date>2019-11-05T17:23:02.218207818</dc:date>
    <meta:editing-duration>P4DT7H17M53S</meta:editing-duration>
    <meta:editing-cycles>171</meta:editing-cycles>
    <meta:document-statistic meta:table-count="0" meta:image-count="0" meta:object-count="0" meta:page-count="6" meta:paragraph-count="191" meta:word-count="2909" meta:character-count="15964" meta:non-whitespace-character-count="13323"/>
  </office:meta>
</office:document-meta>
</file>